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text-properties officeooo:rsid="00074f3b" officeooo:paragraph-rsid="00074f3b"/>
    </style:style>
    <style:style style:name="P2" style:family="paragraph" style:parent-style-name="Standard" style:list-style-name="L3">
      <style:text-properties officeooo:rsid="00074f3b" officeooo:paragraph-rsid="000a41a5"/>
    </style:style>
    <style:style style:name="P3" style:family="paragraph" style:parent-style-name="Standard" style:list-style-name="L4">
      <style:text-properties officeooo:rsid="00074f3b" officeooo:paragraph-rsid="00074f3b"/>
    </style:style>
    <style:style style:name="P4" style:family="paragraph" style:parent-style-name="Standard" style:list-style-name="L1">
      <style:text-properties officeooo:rsid="000a41a5" officeooo:paragraph-rsid="000a41a5"/>
    </style:style>
    <style:style style:name="P5" style:family="paragraph" style:parent-style-name="Standard">
      <style:text-properties officeooo:rsid="000a41a5" officeooo:paragraph-rsid="000a41a5"/>
    </style:style>
    <style:style style:name="P6" style:family="paragraph" style:parent-style-name="Standard" style:list-style-name="L4">
      <style:text-properties officeooo:rsid="000a41a5" officeooo:paragraph-rsid="001d1950"/>
    </style:style>
    <style:style style:name="P7" style:family="paragraph" style:parent-style-name="Standard" style:list-style-name="L1">
      <style:text-properties officeooo:rsid="000a5a29" officeooo:paragraph-rsid="000a5a29"/>
    </style:style>
    <style:style style:name="P8" style:family="paragraph" style:parent-style-name="Standard" style:list-style-name="L2">
      <style:text-properties officeooo:rsid="000b0d1c" officeooo:paragraph-rsid="001513ff"/>
    </style:style>
    <style:style style:name="P9" style:family="paragraph" style:parent-style-name="Standard" style:list-style-name="L2">
      <style:text-properties officeooo:rsid="000c7a37" officeooo:paragraph-rsid="001513ff"/>
    </style:style>
    <style:style style:name="P10" style:family="paragraph" style:parent-style-name="Standard" style:list-style-name="L2">
      <style:text-properties officeooo:rsid="000cdf40" officeooo:paragraph-rsid="001513ff"/>
    </style:style>
    <style:style style:name="P11" style:family="paragraph" style:parent-style-name="Standard">
      <style:text-properties officeooo:rsid="000cdf40" officeooo:paragraph-rsid="001513ff"/>
    </style:style>
    <style:style style:name="P12" style:family="paragraph" style:parent-style-name="Standard" style:list-style-name="L5">
      <style:text-properties officeooo:paragraph-rsid="0017b328"/>
    </style:style>
    <style:style style:name="P13" style:family="paragraph" style:parent-style-name="Standard" style:list-style-name="L5">
      <style:text-properties officeooo:rsid="00090c36" officeooo:paragraph-rsid="0017b328"/>
    </style:style>
    <style:style style:name="P14" style:family="paragraph" style:parent-style-name="Standard" style:list-style-name="L5">
      <style:text-properties officeooo:rsid="00167468" officeooo:paragraph-rsid="0017b328"/>
    </style:style>
    <style:style style:name="P15" style:family="paragraph" style:parent-style-name="Standard">
      <style:text-properties officeooo:rsid="0014ed82" officeooo:paragraph-rsid="0017b328"/>
    </style:style>
    <style:style style:name="P16" style:family="paragraph" style:parent-style-name="Standard" style:list-style-name="L6">
      <style:text-properties officeooo:rsid="0017b328" officeooo:paragraph-rsid="0017b328"/>
    </style:style>
    <style:style style:name="P17" style:family="paragraph" style:parent-style-name="Standard" style:list-style-name="L6">
      <style:text-properties officeooo:paragraph-rsid="0017d470"/>
    </style:style>
    <style:style style:name="P18" style:family="paragraph" style:parent-style-name="Standard" style:list-style-name="L6">
      <style:text-properties officeooo:rsid="001b1a24" officeooo:paragraph-rsid="001b1a24"/>
    </style:style>
    <style:style style:name="P19" style:family="paragraph" style:parent-style-name="Standard" style:list-style-name="L6">
      <style:text-properties officeooo:rsid="001ceb5e" officeooo:paragraph-rsid="001ceb5e"/>
    </style:style>
    <style:style style:name="P20" style:family="paragraph" style:parent-style-name="Standard" style:list-style-name="L6">
      <style:text-properties officeooo:rsid="001ceb5e" officeooo:paragraph-rsid="0020d110"/>
    </style:style>
    <style:style style:name="P21" style:family="paragraph" style:parent-style-name="Standard">
      <style:text-properties officeooo:rsid="001ceb5e" officeooo:paragraph-rsid="001ceb5e"/>
    </style:style>
    <style:style style:name="P22" style:family="paragraph" style:parent-style-name="Standard" style:list-style-name="L7">
      <style:text-properties officeooo:rsid="001ceb5e" officeooo:paragraph-rsid="001f6d29"/>
    </style:style>
    <style:style style:name="P23" style:family="paragraph" style:parent-style-name="Standard" style:list-style-name="L7">
      <style:text-properties officeooo:rsid="001ceb5e" officeooo:paragraph-rsid="0021fb47"/>
    </style:style>
    <style:style style:name="P24" style:family="paragraph" style:parent-style-name="Standard" style:list-style-name="L7">
      <style:text-properties officeooo:rsid="001ceb5e" officeooo:paragraph-rsid="0024328c"/>
    </style:style>
    <style:style style:name="P25" style:family="paragraph" style:parent-style-name="Standard" style:list-style-name="L7">
      <style:text-properties officeooo:rsid="001ceb5e" officeooo:paragraph-rsid="0027b5d3"/>
    </style:style>
    <style:style style:name="P26" style:family="paragraph" style:parent-style-name="Standard" style:list-style-name="L7">
      <style:text-properties fo:font-weight="bold" officeooo:rsid="001ceb5e" officeooo:paragraph-rsid="0027b5d3" style:font-weight-asian="bold" style:font-weight-complex="bold"/>
    </style:style>
    <style:style style:name="P27" style:family="paragraph" style:parent-style-name="Standard" style:list-style-name="L7">
      <style:text-properties fo:font-weight="bold" officeooo:rsid="001ceb5e" officeooo:paragraph-rsid="0029cca7" style:font-weight-asian="bold" style:font-weight-complex="bold"/>
    </style:style>
    <style:style style:name="P28" style:family="paragraph" style:parent-style-name="Standard">
      <style:text-properties fo:font-weight="bold" officeooo:rsid="001ceb5e" officeooo:paragraph-rsid="0029cca7" style:font-weight-asian="bold" style:font-weight-complex="bold"/>
    </style:style>
    <style:style style:name="P29" style:family="paragraph" style:parent-style-name="Standard">
      <style:text-properties fo:font-weight="bold" officeooo:rsid="001ceb5e" officeooo:paragraph-rsid="002c1c21" style:font-weight-asian="bold" style:font-weight-complex="bold"/>
    </style:style>
    <style:style style:name="P30" style:family="paragraph" style:parent-style-name="Standard" style:list-style-name="L8">
      <style:text-properties fo:font-weight="bold" officeooo:rsid="001ceb5e" officeooo:paragraph-rsid="002c1c21" style:font-weight-asian="bold" style:font-weight-complex="bold"/>
    </style:style>
    <style:style style:name="P31" style:family="paragraph" style:parent-style-name="Standard">
      <style:text-properties fo:font-weight="bold" officeooo:rsid="001ceb5e" officeooo:paragraph-rsid="001df40c" style:font-weight-asian="bold" style:font-weight-complex="bold"/>
    </style:style>
    <style:style style:name="P32" style:family="paragraph" style:parent-style-name="Standard">
      <style:paragraph-properties fo:text-align="center" style:justify-single-word="false"/>
      <style:text-properties fo:font-weight="bold" officeooo:rsid="00074f3b" style:font-weight-asian="bold" style:font-weight-complex="bold"/>
    </style:style>
    <style:style style:name="P33" style:family="paragraph" style:parent-style-name="Standard">
      <style:text-properties fo:font-weight="bold" officeooo:rsid="00074f3b" officeooo:paragraph-rsid="0017b328" style:font-weight-asian="bold" style:font-weight-complex="bold"/>
    </style:style>
    <style:style style:name="P34" style:family="paragraph" style:parent-style-name="Standard">
      <style:text-properties fo:font-weight="bold" officeooo:rsid="000b0d1c" officeooo:paragraph-rsid="001513ff" style:font-weight-asian="bold" style:font-weight-complex="bold"/>
    </style:style>
    <style:style style:name="P35" style:family="paragraph" style:parent-style-name="Standard">
      <style:text-properties fo:font-weight="bold" officeooo:rsid="000a41a5" officeooo:paragraph-rsid="000a41a5" style:font-weight-asian="bold" style:font-weight-complex="bold"/>
    </style:style>
    <style:style style:name="P36" style:family="paragraph" style:parent-style-name="Standard">
      <style:text-properties fo:font-weight="bold" officeooo:rsid="0017b328" officeooo:paragraph-rsid="0017b328" style:font-weight-asian="bold" style:font-weight-complex="bold"/>
    </style:style>
    <style:style style:name="T1" style:family="text">
      <style:text-properties officeooo:rsid="000d536d"/>
    </style:style>
    <style:style style:name="T2" style:family="text">
      <style:text-properties officeooo:rsid="000e4099"/>
    </style:style>
    <style:style style:name="T3" style:family="text">
      <style:text-properties officeooo:rsid="000ffa10"/>
    </style:style>
    <style:style style:name="T4" style:family="text">
      <style:text-properties officeooo:rsid="0011e5d7"/>
    </style:style>
    <style:style style:name="T5" style:family="text">
      <style:text-properties officeooo:rsid="00127606"/>
    </style:style>
    <style:style style:name="T6" style:family="text">
      <style:text-properties officeooo:rsid="0013db14"/>
    </style:style>
    <style:style style:name="T7" style:family="text">
      <style:text-properties officeooo:rsid="0013ed54"/>
    </style:style>
    <style:style style:name="T8" style:family="text">
      <style:text-properties officeooo:rsid="0014ed82"/>
    </style:style>
    <style:style style:name="T9" style:family="text">
      <style:text-properties officeooo:rsid="0017d470"/>
    </style:style>
    <style:style style:name="T10" style:family="text">
      <style:text-properties officeooo:rsid="0019bec2"/>
    </style:style>
    <style:style style:name="T11" style:family="text">
      <style:text-properties officeooo:rsid="001d1950"/>
    </style:style>
    <style:style style:name="T12" style:family="text">
      <style:text-properties officeooo:rsid="001df40c"/>
    </style:style>
    <style:style style:name="T13" style:family="text">
      <style:text-properties officeooo:rsid="001f6d29"/>
    </style:style>
    <style:style style:name="T14" style:family="text">
      <style:text-properties officeooo:rsid="0020d110"/>
    </style:style>
    <style:style style:name="T15" style:family="text">
      <style:text-properties officeooo:rsid="0021b8fb"/>
    </style:style>
    <style:style style:name="T16" style:family="text">
      <style:text-properties officeooo:rsid="0021fb47"/>
    </style:style>
    <style:style style:name="T17" style:family="text">
      <style:text-properties officeooo:rsid="00234fb5"/>
    </style:style>
    <style:style style:name="T18" style:family="text">
      <style:text-properties officeooo:rsid="0024328c"/>
    </style:style>
    <style:style style:name="T19" style:family="text">
      <style:text-properties officeooo:rsid="0025163f"/>
    </style:style>
    <style:style style:name="T20" style:family="text">
      <style:text-properties officeooo:rsid="00261446"/>
    </style:style>
    <style:style style:name="T21" style:family="text">
      <style:text-properties officeooo:rsid="0027023f"/>
    </style:style>
    <style:style style:name="T22" style:family="text">
      <style:text-properties officeooo:rsid="0027b5d3"/>
    </style:style>
    <style:style style:name="T23" style:family="text">
      <style:text-properties officeooo:rsid="002870df"/>
    </style:style>
    <style:style style:name="T24" style:family="text">
      <style:text-properties fo:font-weight="normal" officeooo:rsid="002870df" style:font-weight-asian="normal" style:font-weight-complex="normal"/>
    </style:style>
    <style:style style:name="T25" style:family="text">
      <style:text-properties fo:font-weight="normal" officeooo:rsid="0029cca7" style:font-weight-asian="normal" style:font-weight-complex="normal"/>
    </style:style>
    <style:style style:name="T26" style:family="text">
      <style:text-properties fo:font-weight="normal" officeooo:rsid="0029fce0" style:font-weight-asian="normal" style:font-weight-complex="normal"/>
    </style:style>
    <style:style style:name="T27" style:family="text">
      <style:text-properties fo:font-weight="normal" officeooo:rsid="002ab72c" style:font-weight-asian="normal" style:font-weight-complex="normal"/>
    </style:style>
    <style:style style:name="T28" style:family="text">
      <style:text-properties fo:font-weight="normal" officeooo:rsid="002c1c21" style:font-weight-asian="normal" style:font-weight-complex="normal"/>
    </style:style>
    <style:style style:name="T29" style:family="text">
      <style:text-properties officeooo:rsid="002c1c21"/>
    </style:style>
    <style:style style:name="T30" style:family="text">
      <style:text-properties officeooo:rsid="002d2faf"/>
    </style:style>
    <style:style style:name="T31" style:family="text">
      <style:text-properties officeooo:rsid="002e8653"/>
    </style:style>
    <style:style style:name="T32" style:family="text">
      <style:text-properties officeooo:rsid="003019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Nested Class</text:p>
      <text:list xml:id="list8044869712642888200" text:style-name="L1">
        <text:list-item>
          <text:p text:style-name="P1">A class defined inside another class is called a nested class.</text:p>
        </text:list-item>
        <text:list-item>
          <text:p text:style-name="P4">A nested class is a member of its enclosing class. <text:span text:style-name="T31">It is the third type of member of a class apart from the data members and the methods.</text:span></text:p>
        </text:list-item>
        <text:list-item>
          <text:p text:style-name="P7">As nested classes are members of the outer class they can be declared private, protected, public or package specific.</text:p>
        </text:list-item>
      </text:list>
      <text:p text:style-name="P5"/>
      <text:p text:style-name="P34">Why use nested classes??</text:p>
      <text:list xml:id="list3369302670024057486" text:style-name="L2">
        <text:list-item>
          <text:p text:style-name="P8">Logical way of grouping classes that are used in only one place. Is this one place the outer class?? If so isn't declaring nested class anything other than 'private' a waste??</text:p>
        </text:list-item>
        <text:list-item>
          <text:p text:style-name="P9">They can lead to more maintainable and readable code</text:p>
        </text:list-item>
        <text:list-item>
          <text:p text:style-name="P10">Encapsulation</text:p>
        </text:list-item>
      </text:list>
      <text:p text:style-name="P11"/>
      <text:p text:style-name="P35">Categories</text:p>
      <text:list xml:id="list6893713681245004372" text:style-name="L3">
        <text:list-item>
          <text:p text:style-name="P2">Static nested classes </text:p>
        </text:list-item>
      </text:list>
      <text:list xml:id="list7092350696975587793" text:style-name="L4">
        <text:list-item>
          <text:p text:style-name="P3">Non-static nested classes</text:p>
          <text:list>
            <text:list-item>
              <text:p text:style-name="P6"><text:span text:style-name="T11">Inner classes</text:span></text:p>
            </text:list-item>
            <text:list-item>
              <text:p text:style-name="P6"><text:span text:style-name="T11">Local classes</text:span></text:p>
            </text:list-item>
            <text:list-item>
              <text:p text:style-name="P6"><text:span text:style-name="T11">Anonymous classes</text:span></text:p>
            </text:list-item>
          </text:list>
        </text:list-item>
      </text:list>
      <text:p text:style-name="P5"/>
      <text:p text:style-name="P33">Static nested classes </text:p>
      <text:list xml:id="list3884387483935662298" text:style-name="L5">
        <text:list-item>
          <text:p text:style-name="P13">Prefixed with the 'static' keyword <text:span text:style-name="T19">which is intended to mean that this inner class is not associated with any instance of the outer class.</text:span></text:p>
        </text:list-item>
        <text:list-item>
          <text:p text:style-name="P12"><text:span text:style-name="T1">Like static methods, a static nested class cannot refer directly to the instance variables(data members) and instance methods(member functions) of its outer class –</text:span><text:span text:style-name="T3"> It can only access them through object references.</text:span><text:span text:style-name="T1"> </text:span><text:span text:style-name="T2">This is because static nested classes are not a part of an object instance of the outer class just like static methods and hence a reference to an instance variable would be meaningless.</text:span></text:p>
        </text:list-item>
        <text:list-item>
          <text:p text:style-name="P14">Static nested classes are used to mainly group classes that are used in only one place and whose member functions do not need access to the enclosing class' member<text:span text:style-name="T32">s(data and methods)</text:span>.</text:p>
        </text:list-item>
        <text:list-item>
          <text:p text:style-name="P12"><text:span text:style-name="T4">An important note is that though static nested classes are not a part of an object instance of the outer class, they are separately instantiable. </text:span><text:span text:style-name="T5">They are static in the sense of being a part/member of the outer class only.</text:span></text:p>
        </text:list-item>
        <text:list-item>
          <text:p text:style-name="P12"><text:span text:style-name="T7">S</text:span><text:span text:style-name="T6">tatic </text:span><text:span text:style-name="T7">nested classes are </text:span><text:span text:style-name="T8">accessed using the name of the outer class.</text:span></text:p>
        </text:list-item>
      </text:list>
      <text:p text:style-name="P15"/>
      <text:p text:style-name="P36">Inner classes</text:p>
      <text:list xml:id="list7811692204647932228" text:style-name="L6">
        <text:list-item>
          <text:p text:style-name="P16">Like instance variables and member of the enclosing class the inner class is associated with an instance of the enclosing class.</text:p>
        </text:list-item>
        <text:list-item>
          <text:p text:style-name="P17"><text:span text:style-name="T9">As the inner class is associated with an instance of the enclosing class, it cannot contain static members. </text:span><text:span text:style-name="T10">Why?? What would happen to let a static member be?? Wouldn't it just be not associated with any instance like in a normal static member??</text:span></text:p>
        </text:list-item>
        <text:list-item>
          <text:p text:style-name="P18">To <text:span text:style-name="T12">separately</text:span> instantiate an inner class, an object of the enclosing class has to be created and then the inner class can be instantiated.</text:p>
        </text:list-item>
        <text:list-item>
          <text:p text:style-name="P19">Inner classes are used mainly as helper classes which need to access the member of the enclosing class.</text:p>
        </text:list-item>
        <text:list-item>
          <text:p text:style-name="P20"><text:span text:style-name="T14">Since inner classes belong to the enclosing class, the modifiers, private, protected, public and default, can be used to restrict access to instances of the inner classes.</text:span></text:p>
        </text:list-item>
      </text:list>
      <text:p text:style-name="P21"/>
      <text:p text:style-name="P31"><text:span text:style-name="T12">Local classes</text:span></text:p>
      <text:list xml:id="list9059996036785272840" text:style-name="L7">
        <text:list-item>
          <text:p text:style-name="P22"><text:soft-page-break/><text:span text:style-name="T13">Local classes are inner classes that can be declared/</text:span><text:span text:style-name="T15">defined</text:span><text:span text:style-name="T13"> in </text:span><text:span text:style-name="T15">a block. They are most typically defined in </text:span><text:span text:style-name="T13">the body of a function.</text:span></text:p>
        </text:list-item>
        <text:list-item>
          <text:p text:style-name="P24"><text:span text:style-name="T22">Ordinarily, l</text:span><text:span text:style-name="T18">ocal classes have access to the </text:span><text:span text:style-name="T22">instance </text:span><text:span text:style-name="T18">members of its enclosing class.</text:span></text:p>
        </text:list-item>
        <text:list-item>
          <text:p text:style-name="P25"><text:span text:style-name="T20">Local classes themselves aren't static but their enclosing block can be </text:span><text:span text:style-name="T21">static(typically a static method). When this is the case the local classes can only access static members of the enclosing class as their enclosing block is not associated with any instance of its <text:s/>class.</text:span></text:p>
        </text:list-item>
        <text:list-item>
          <text:p text:style-name="P23"><text:span text:style-name="T16">Local classes can only access those local variables of its enclosing </text:span><text:span text:style-name="T17">block</text:span><text:span text:style-name="T16"> which are final. This is done as changes to local variables of the enclosing </text:span><text:span text:style-name="T17">block are</text:span><text:span text:style-name="T16"> meaningless </text:span><text:span text:style-name="T17">and erroneous</text:span><text:span text:style-name="T16">.</text:span></text:p>
        </text:list-item>
        <text:list-item>
          <text:p text:style-name="P26"><text:span text:style-name="T22">Interfaces </text:span><text:span text:style-name="T23">are inherently static </text:span><text:span text:style-name="T24">and they thus cannot be defined like local classes in non-static blocks.</text:span></text:p>
        </text:list-item>
        <text:list-item>
          <text:p text:style-name="P27"><text:span text:style-name="T25">Local classes cannot posses static members unless </text:span><text:span text:style-name="T26">the static members are declared constant. </text:span><text:span text:style-name="T27">Why is this so???</text:span></text:p>
        </text:list-item>
      </text:list>
      <text:p text:style-name="P28"><text:span text:style-name="T27"/></text:p>
      <text:p text:style-name="P29"><text:span text:style-name="T29">Anonymous classes</text:span></text:p>
      <text:list xml:id="list2426906627143203078" text:style-name="L8">
        <text:list-item>
          <text:p text:style-name="P30"><text:span text:style-name="T28">Anonymous classes are like local classes except that they do not have a name. Use they if you need to use a local class only once.</text:span></text:p>
        </text:list-item>
        <text:list-item>
          <text:p text:style-name="P30"><text:span text:style-name="T28">Anonymous classes help make code more conci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9T07:19:19</meta:creation-date>
    <dc:title>T1</dc:title>
    <meta:editing-duration>PT8H8M23S</meta:editing-duration>
    <meta:editing-cycles>27</meta:editing-cycles>
    <meta:generator>LibreOffice/4.0.2.2$Linux_x86 LibreOffice_project/400m0$Build-2</meta:generator>
    <meta:initial-creator>Kempa </meta:initial-creator>
    <dc:date>2013-07-20T14:54:39</dc:date>
    <dc:creator>Kempa </dc:creator>
    <meta:document-statistic meta:table-count="0" meta:image-count="0" meta:object-count="0" meta:page-count="2" meta:paragraph-count="36" meta:word-count="638" meta:character-count="3655" meta:non-whitespace-character-count="3078"/>
    <meta:template xlink:type="simple" xlink:actuate="onRequest" xlink:title="T1" xlink:href="../../../../.config/libreoffice/4/user/template/T1.ott" meta:date="2013-07-19T07:19:15"/>
  </office:meta>
</office:document-meta>
</file>